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3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mgs</text:p>
          </table:table-cell>
          <table:table-cell/>
        </table:table-row>
        <table:table-row table:style-name="ro1">
          <table:table-cell office:value-type="string" calcext:value-type="string">
            <text:p>http://www.primigenio.com/yael/wp-content/uploads/2008/09/vietnam-300x225.jpg</text:p>
          </table:table-cell>
          <table:table-cell office:value-type="string" calcext:value-type="string">
            <text:p>uploads</text:p>
          </table:table-cell>
        </table:table-row>
        <table:table-row table:style-name="ro1">
          <table:table-cell office:value-type="string" calcext:value-type="string">
            <text:p>http://www.primigenio.com/yael/wp-content/uploads/2008/09/lago_en_-nepal-300x225.jpg</text:p>
          </table:table-cell>
          <table:table-cell office:value-type="string" calcext:value-type="string">
            <text:p>uploads</text:p>
          </table:table-cell>
        </table:table-row>
        <table:table-row table:style-name="ro1">
          <table:table-cell office:value-type="string" calcext:value-type="string">
            <text:p>http://farm4.static.flickr.com/3026/2937451565_0eb056063f.jpg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farm4.static.flickr.com/3045/2938305164_d5abea72a0_m.jpg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farm4.static.flickr.com/3243/2937452249_930df23b87_m.jpg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www.paradelmundoquenosbajamos.com/wp-content/uploads/2008/10/img_0889-300x199.jpg</text:p>
          </table:table-cell>
          <table:table-cell office:value-type="string" calcext:value-type="string">
            <text:p>uploads</text:p>
          </table:table-cell>
        </table:table-row>
        <table:table-row table:style-name="ro1">
          <table:table-cell office:value-type="string" calcext:value-type="string">
            <text:p>http://www.paradelmundoquenosbajamos.com/wp-includes/js/tinymce/plugins/media/img/trans.gif</text:p>
          </table:table-cell>
          <table:table-cell office:value-type="string" calcext:value-type="string">
            <text:p>video?</text:p>
          </table:table-cell>
        </table:table-row>
        <table:table-row table:style-name="ro1">
          <table:table-cell office:value-type="string" calcext:value-type="string">
            <text:p>http://farm4.static.flickr.com/3207/2946296347_5fc9b09004.jpg?v=0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farm4.static.flickr.com/3184/2947141916_db01ba2a26.jpg?v=0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farm4.static.flickr.com/3143/2947136636_6881f7c7fb.jpg?v=0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farm4.static.flickr.com/3235/2950641799_7039a55a3a_m.jpg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farm4.static.flickr.com/3070/2950649211_ee9d4a820c.jpg?v=0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farm4.static.flickr.com/3218/2950647449_0b43ba95f3_m.jpg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farm4.static.flickr.com/3225/2951500218_77ae93bd22.jpg?v=0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www.auroville.org/thecity/images/galaxy.jpg</text:p>
          </table:table-cell>
          <table:table-cell office:value-type="string" calcext:value-type="string">
            <text:p>galaxy</text:p>
          </table:table-cell>
        </table:table-row>
        <table:table-row table:style-name="ro1">
          <table:table-cell office:value-type="string" calcext:value-type="string">
            <text:p>http://farm4.static.flickr.com/3007/2950648897_8027e79ddf.jpg?v=0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farm4.static.flickr.com/3057/2947185454_e64367b12a.jpg?v=0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farm4.static.flickr.com/3186/2946304969_4baf6eb8a8.jpg?v=0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farm4.static.flickr.com/3286/2947163804_9cfc92e8ee.jpg?v=0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farm4.static.flickr.com/3024/2946306405_e6131fc29e.jpg?v=0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farm4.static.flickr.com/3233/2946307349_0f50bfc503.jpg?v=0</text:p>
          </table:table-cell>
          <table:table-cell office:value-type="string" calcext:value-type="string">
            <text:p>flickr</text:p>
          </table:table-cell>
        </table:table-row>
        <table:table-row table:style-name="ro1">
          <table:table-cell office:value-type="string" calcext:value-type="string">
            <text:p>http://lh5.ggpht.com/inakiap/SQCS9051nWI/AAAAAAAABxo/3xKXGjSkobo/s128/IMG_117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inakiap/SQCjhuyrt0I/AAAAAAAACj0/1lSEyqzXmF4/s512/DSC0867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inakiap/SQCTDJIVrjI/AAAAAAAAByY/oKAs7-tdGYs/s576/IMG_1179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inakiap/SQCTHOOXPjI/AAAAAAAAByo/sYh7xG_nOXE/s128/IMG_118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inakiap/SQCTJEPxfrI/AAAAAAAAByw/h555MHxCMAs/s288/IMG_118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inakiap/SQChJdfC_KI/AAAAAAAACg0/ce5S7L0vv-s/s220/DSC08649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inakiap/SQCVDxISSsI/AAAAAAAAB8M/Cg5Nb_v6DY8/s512/IMG_127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inakiap/SQCn1q58O0I/AAAAAAAACsA/DFGtpzvZjDM/s288/IMG_133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inakiap/SQCnt7J5oPI/AAAAAAAACrg/6_jugXGp0h4/s128/IMG_133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inakiap/SQCnSW56VyI/AAAAAAAACpo/TLntrsqLx9s/s128/IMG_131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inakiap/SQCU2xKVjKI/AAAAAAAAB7M/SaYD6cVu8X4/s288/IMG_126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inakiap/SQCT9PDnVeI/AAAAAAAAB2k/pqu2BLtJ7vw/s576/IMG_122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inakiap/SQCUNc-K_EI/AAAAAAAAB30/LdBNhjo6OlM/s576/IMG_123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inakiap/SQCU-2WipWI/AAAAAAAAB70/R_bQhDtsVwQ/s400/IMG_127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inakiap/SQCVlEkE40I/AAAAAAAAB_E/v14oJo5xfzs/s576/IMG_130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inakiap/SQCVPx3_PfI/AAAAAAAAB9U/2CU0eVEJ5GM/s576/IMG_128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inakiap/SQCj7v3zOCI/AAAAAAAACmc/unjvvmrh5bI/s512/DSC0870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inakiap/SQCj34ePQ0I/AAAAAAAACl8/_cS2rTE9AsA/s512/DSC0869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inakiap/SQCVKnAV-lI/AAAAAAAAB80/iyif80rhbKQ/s576/IMG_128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Qs0JkIm9GI/AAAAAAAADVk/DQrSzaQkqdw/s512/IMG_165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QCap_mHM9I/AAAAAAAACX4/Qzj0yOpNyk4/s512/IMG_116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Qs0V7_XMFI/AAAAAAAADXM/-36uNXfdITY/s512/IMG_166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Qsw86s2YHI/AAAAAAAAC8o/LtRjciMn39c/s512/IMG_143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QCkFtOEYfI/AAAAAAAACng/De8ni4RF-zc/s400/DSC08709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QsyiP17W7I/AAAAAAAADJo/CDyjqED7sdM/s576/IMG_155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Qsy87zCgwI/AAAAAAAADMo/uYocBnXO5FI/s576/IMG_157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QszhFw4tCI/AAAAAAAADQU/g0N2LXlesUQ/s320/IMG_160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Qszzbq_n0I/AAAAAAAADS8/UfXcHzUSQGY/s320/IMG_163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Qs0OtoLQXI/AAAAAAAADWE/cwSjWsPMCyg/s200/IMG_165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4J04oTPkQoI/SRb4oCT8MAI/AAAAAAAAARM/LIt1n8pLHXA/s576/DSC0891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4J04oTPkQoI/SRb5BrI2WrI/AAAAAAAAAbg/P-47WJDAH-A/s400/DSC0894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Rb3GTPnkrI/AAAAAAAAD9k/YSxyemShyjA/s640/IMG_191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Rb4NeYBAiI/AAAAAAAAANs/dhN5Dl1eBlE/s512/DSC0889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4J04oTPkQoI/SRb4PxumQuI/AAAAAAAAAOE/hzo5cmCmFoI/s512/DSC08893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4J04oTPkQoI/SRb4S7BB3FI/AAAAAAAAAOk/P801WX3Cub8/s512/DSC0889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Rb0wKztjTI/AAAAAAAADvg/Jac1NYOUe2Y/s576/IMG_179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RbzrZlTu0I/AAAAAAAADmQ/FJngMkcG1j8/s576/IMG_1713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4J04oTPkQoI/SRb3VDg0giI/AAAAAAAAAKs/tfX3C1Cy_A4/s512/DSC0886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Rbz4Iczm1I/AAAAAAAADno/mSthcMXAiLk/s640/IMG_172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4J04oTPkQoI/SRb4acs6WgI/AAAAAAAAAPc/-15fjdgbfdY/s512/DSC0890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QsyBvqc-JI/AAAAAAAADFk/pHy3AM8pG7o/s512/IMG_151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Qsx924EMqI/AAAAAAAADE8/7cy3WQjIWEA/s512/IMG_150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Rb00wSZJLI/AAAAAAAADwQ/LWyWDYYKJNs/s576/IMG_179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4J04oTPkQoI/SSerVscOvhI/AAAAAAAAAdU/qaIO7PDROLA/s512/autobus%20a%20Badami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S2DrleEvhI/AAAAAAAAEug/547I_bcNxx4/s400/IMG_217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S1-RZEeVzI/AAAAAAAAEUU/tI7xRFG8vvY/s400/IMG_190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S1-4f3O4VI/AAAAAAAAEZI/aQ_ZHn1gQ7o/s400/IMG_195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S1_9d-C9xI/AAAAAAAAEh0/lf-3CIST80c/s800/IMG_205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S2FqNFCWTI/AAAAAAAAE74/r4-keWLIhw8/s400/IMG_233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S2E6m2jOiI/AAAAAAAAE0c/AB8gdZ_CkxA/s288/IMG_225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S2FN-j3AsI/AAAAAAAAE3c/O-ScH0LaUD4/s288/IMG_229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S2Gj0CgY-I/AAAAAAAAFE4/v64MvJ2bkCM/s800/IMG_248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S2GuJCmVLI/AAAAAAAAFGQ/-pCOr67FmQg/s288/IMG_250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S2GlxxEZgI/AAAAAAAAFFQ/rsh0W7qaBl8/s288/IMG_249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S2JMQgRwUI/AAAAAAAAFZc/NjswFzLAZz8/s800/IMG_267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S2H0UOs6gI/AAAAAAAAFOY/TfykX02XbPc/IMG_256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S2HkBnXyiI/AAAAAAAAFMg/LOwdHI4afIc/s288/IMG_2409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S2IcROrewI/AAAAAAAAFTo/7TXHhR5sVp8/s288/IMG_262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S2IgVQrWDI/AAAAAAAAFUI/4YEzkNRiWOc/s288/IMG_263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TvCgI3VfVI/AAAAAAAAIWo/DciNZvmGPv0/IMG_303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TvCq3USKiI/AAAAAAAAIXg/zbRKfQWjxyU/IMG_304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TvCvdXdf2I/AAAAAAAAIX4/araYsN04JKg/IMG_3043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TvC0AhpItI/AAAAAAAAIYQ/iQQZb6Ua5gU/IMG_304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TvU00td9ZI/AAAAAAAAIzs/Tj-FGkUcZhg/s800/IMG_333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TvGK-QZcbI/AAAAAAAAIeg/HNYnFLFvbmM/s400/IMG_3103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TvFRkg9ImI/AAAAAAAAIdY/S0yuxwc4o-o/s288/IMG_309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TvMA8PKfLI/AAAAAAAAImg/2ilHFia5PHI/s288/IMG_318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TvP3W3iu0I/AAAAAAAAIsk/yWIKl218cBQ/s288/IMG_325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TvRd-kflPI/AAAAAAAAIvM/VTnyZt3ciy8/s400/IMG_329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TvXrMoQH1I/AAAAAAAAI8I/RoLUrpVfB3o/IMG_341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TvW6vBnxLI/AAAAAAAAI4M/brsd3_P0egU/s512/IMG_338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T04rHrwozI/AAAAAAAAJKA/VxVmz16i6yk/IMG_345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UZXcPAPCBI/AAAAAAAAKSY/hHHXb5iB2ZI/s512/IMG_371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UZan0aosjI/AAAAAAAAKnE/GUrRyGZ4Pvw/s512/IMG_388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UZia2vS80I/AAAAAAAAK7I/e6TO3vGvXXM/s144/DSC0919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U41Fo6JmhI/AAAAAAAALME/tWCat4vA6fU/s512/IMG_407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U409Ss93gI/AAAAAAAALKU/LQBLg8p5-6A/s512/IMG_405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U41CuYJ96I/AAAAAAAALLU/mOfwHbbUABg/s512/IMG_406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U40_k0mVzI/AAAAAAAALK0/Q7SFnKLpH4s/s512/IMG_406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VY_eXW_DNI/AAAAAAAALxg/FEsqwWP93HQ/IMG_438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VZG5VhsTNE/AAAAAAAAMLY/SR0CwpFMMNg/s160-c/NepalSegUnErPapa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V7nJF_fV0I/AAAAAAAAM48/uAQSfc1F5RU/s512/DSC0936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VY_QMzJ6MI/AAAAAAAALwo/_MDXYBw8eF4/IMG_437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VY-liKy74I/AAAAAAAALtI/KYl-TyNRET4/IMG_434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Vt1UUZm_oI/AAAAAAAAMck/rux28TL848M/s512/IMG_460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Vt4Vk1t3vI/AAAAAAAAMjg/JhIgGDibKFo/s512/IMG_465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S2MlFXEmOI/AAAAAAAAFrE/sU7uQ88QGFM/IMG_163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WtZi0s5KFI/AAAAAAAAOHg/G-HxCvZJCGA/s512/IMG_535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W2PP374PmI/AAAAAAAAOkA/UVVcqn4EDAA/s512/DSC09503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V7nx2rYuvI/AAAAAAAAM6U/gtSJAbi8Lz4/s512/DSC0921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UZiJAn6fsI/AAAAAAAAK5s/IUFGxWJht5E/s400/DSC0918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UZbT5Sg5rI/AAAAAAAAKrE/fZ_pLWCXoDw/s400/IMG_396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WzDgGOEX4I/AAAAAAAAOUs/e8j-l6AxmyE/s400/DSC0938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VY_cWhHtmI/AAAAAAAALxY/ebFpqLOZn-M/s400/IMG_438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YL1clYRvyI/AAAAAAAAO7k/7qChRx9Rt3Y/s400/DSC0951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ZRHEznsRDI/AAAAAAAAP4I/HMmPiB93EsY/s800/IMG_5979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ZRGlEOjkgE/AAAAAAAAQSY/aS8OKlYp3ms/s160-c/PateadaVuelta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ZQ8hWPjMDE/AAAAAAAAQR0/mmpbJxoKggA/s160-c/PateadaIDA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ZRB1c_okUI/AAAAAAAAPVc/vuLz-CMyjME/s400/IMG_568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ZRGCaiEODI/AAAAAAAAPvo/z41fu5I7W-Q/s400/IMG_590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ZRFwYrOZEI/AAAAAAAAPtg/mvPpTssa9T8/s800/IMG_589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ZQ-55nIyWI/AAAAAAAAPD8/Ue6cWh1sxk8/s400/IMG_5543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ZRB2FJ0JuI/AAAAAAAAPVk/w1QrMDVRitU/s288/IMG_568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ZRC1400ZYI/AAAAAAAAPdA/IY-0ukLSyOY/s288/IMG_575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ZRFI170t2I/AAAAAAAAPos/ssq7w1YKwOQ/s400/IMG_585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ZRF4VBTOaI/AAAAAAAAPuo/SD6loQk8NZY/s400/IMG_590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ZRHcVKmePI/AAAAAAAAP6U/1tCk5xYhmtc/s288/IMG_599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ZRHr_kg-PI/AAAAAAAAP78/Se2d_WilKac/s288/IMG_601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ZRKqkI_mmI/AAAAAAAAQKc/RhQeD5gFN7c/s288/IMG_614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ZRL3v3HjfI/AAAAAAAAQPo/fMwr0sncXxI/s288/IMG_617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ZRNnIBTwvI/AAAAAAAAQY0/v30zhM0CSC4/s400/IMG_625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aGBe0cwWaI/AAAAAAAARX8/WBaIySDj8EQ/s400/IMG_631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aGBz8mtPEI/AAAAAAAARac/TsdbfNtA6I8/s400/IMG_6343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aAwyEyDwVI/AAAAAAAARBw/7bOm8Q1uICI/s400/DSC0962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aAw8dqeIuI/AAAAAAAARDI/aYD-L6sGdf0/s288/DSC09633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aAw_qmeS7I/AAAAAAAARDw/gyvcrFt8nE0/s288/DSC0963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aAxFaruT0I/AAAAAAAAREw/6ZPBk6oY7og/s400/DSC0964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aGB6R4fxpI/AAAAAAAARb0/Rin5TygLp2s/s400/IMG_6449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aAWewCZQ9I/AAAAAAAAQ3U/0PxqjaVJdXQ/s400/IMG_638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aqWNhGaoTI/AAAAAAAARvA/NoAMWxdhS-4/s288/DSC0965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aqXukVSVCI/AAAAAAAARvk/Ff2-4vwnCBA/s288/DSC0965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aqYB1rVW7I/AAAAAAAARyE/fJUlNe94owM/s288/IMG_652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aqYbzFXt7I/AAAAAAAAR0Y/IRP9qL4i2ck/s400/IMG_653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aqYj89obNI/AAAAAAAAR1Q/OHo3VYywrTg/s288/IMG_654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aqZS7SG-PI/AAAAAAAAR5s/zndqDC0iIls/s288/IMG_658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4J04oTPkQoI/Sa4LbvRbcNI/AAAAAAAAAkc/EVBnrZHLvMI/s288/DSC0001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4J04oTPkQoI/Sa4ObBqQOOI/AAAAAAAAAuQ/kAYWnCYicOc/s288/IMG_670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4J04oTPkQoI/Sa4OyogxslI/AAAAAAAAAvI/Tef5APit-p4/s288/IMG_6709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aqZONWSGaI/AAAAAAAAR5E/c3EyNN77k80/s288/IMG_657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4J04oTPkQoI/Sbh5HFvPtyI/AAAAAAAABfU/TUDJwaIGoSA/s400/DSC0008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4J04oTPkQoI/SbDMY4ZAZbI/AAAAAAAABMI/pDhPaAIDvA8/s288/IMG_690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aqYKtmXbJI/AAAAAAAARzE/JNxek9wrxIQ/s288/IMG_653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T4A4ZuM9WD8/SaFjYIH8VxI/AAAAAAAARJo/n8_I4ct8C38/s288/IMG_647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4J04oTPkQoI/SbjimpYUiRI/AAAAAAAABiU/7sXdE07RrH4/s800/DSC0006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4J04oTPkQoI/ScKBcfKjwzI/AAAAAAAAClo/s35ZzxRl77Y/s400/IMG_7173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bSlVz5RyMI/AAAAAAAABTI/GqXzKL2indw/s288/IMG_695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4J04oTPkQoI/SbpOpd145bI/AAAAAAAACGw/Xe1x1I7k8ok/s288/DSC0016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bSk13_Bm9I/AAAAAAAABQM/5s4OhwTAMUo/s288/IMG_693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4J04oTPkQoI/ScKA5WiKf1I/AAAAAAAACik/zqCVzP_Sr8o/s400/DSC0017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4J04oTPkQoI/SdTdfB7VXlI/AAAAAAAAEXE/ZAo4jqHTR48/s400/DSC0046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4J04oTPkQoI/SdTdbjPINrI/AAAAAAAAEWk/8PFzemIIH3s/s400/DSC0043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4J04oTPkQoI/SdTd6_lyKEI/AAAAAAAAEXQ/Si9gYqJLnh0/s400/DSC00433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4J04oTPkQoI/Sdo4YvFxnSI/AAAAAAAAEe4/K25RcGyg_Og/IMG_774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do4zEq-zMI/AAAAAAAAEiI/LtF_2Jl7lIo/s288/IMG_776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4J04oTPkQoI/Sdo4PTRABmI/AAAAAAAAEdk/GYD-nEbnHYs/s288/IMG_7729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d1FMSrSjhI/AAAAAAAAEn0/IYONnppsKVk/s400/IMG_779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4J04oTPkQoI/SenoTp448PI/AAAAAAAAE_E/DfH6BTzEw4M/s400/IMG_799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enq1qgRr_I/AAAAAAAAFOs/kyDZdxRPcGw/s400/IMG_8119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ensooZlUvI/AAAAAAAAFXc/XlAyDePnd9o/s400/IMG_819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dTeVo_uMUI/AAAAAAAAEZQ/vbF_UsS3gAk/s800/DSC00449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fWvGOfHrTI/AAAAAAAAG1s/88y9gKyk_uc/s400/DSC0064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4J04oTPkQoI/SfWvv93OZzI/AAAAAAAAG2U/N8tS7-aENvg/s400/DSC0064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4J04oTPkQoI/Sffz9ncxRaI/AAAAAAAAHqI/4pimw6jbhLs/s800/IMG_8889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gg9VUKTJGI/AAAAAAAAIbg/NirEP3UH7BI/s400/DSCF044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4J04oTPkQoI/SfWzmsoWhwI/AAAAAAAAG7Y/Mn_HWMeADzo/s400/DSC0054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enxogGho4I/AAAAAAAAF2I/2BpHHnSU_-I/s400/IMG_842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en0GDGzLVI/AAAAAAAAGEA/RHxK5qYXgYg/s800/IMG_8550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4J04oTPkQoI/SfVBP8cVvnI/AAAAAAAAGoY/zM9ooX5uwiM/s400/IMG_883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fWv4YnGjaI/AAAAAAAAG2c/yFP7m5LBG3s/s800/DSC0064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4J04oTPkQoI/SfWugvyoNLI/AAAAAAAAG1U/WcxrpcwVvio/s400/IMG_8959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gzc52M9zwI/AAAAAAAAIoM/VrHO7aQcmnQ/s400/IMG_897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4J04oTPkQoI/Sg72klSOXUI/AAAAAAAAI0k/xSYrknxedNk/s400/IMG_904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www.paradelmundoquenosbajamos.com/wp-content/uploads/2009/06/tetas-nocturnas-300x17.jpg</text:p>
          </table:table-cell>
          <table:table-cell office:value-type="string" calcext:value-type="string">
            <text:p>uploads</text:p>
          </table:table-cell>
        </table:table-row>
        <table:table-row table:style-name="ro1">
          <table:table-cell office:value-type="string" calcext:value-type="string">
            <text:p>http://lh3.ggpht.com/_4J04oTPkQoI/Sj6G3HE0_sI/AAAAAAAAJSk/_Ju8Tqww_cE/s400/IMG_988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4J04oTPkQoI/Sk1ByrhgqRI/AAAAAAAAKHg/rSz-R1lme_I/s400/IMG_0632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4J04oTPkQoI/Sk1DXkvyYhI/AAAAAAAAKQI/I1-aXMvwkxs/s288/IMG_079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4J04oTPkQoI/SlpUfNXjHII/AAAAAAAAPzM/yAZu1oq-swg/s800/IMG_0959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4J04oTPkQoI/SlpVWj6mWNI/AAAAAAAAP2U/NbfuUryUofg/s288/DSC0071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lpViNNe5FI/AAAAAAAAP20/4ui0Lc5iGBI/s288/IMG_101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4J04oTPkQoI/SlpVR7691VI/AAAAAAAAP18/UQpwIixB2Z4/s400/IMG_100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4J04oTPkQoI/SlpV1ml3DCI/AAAAAAAAP34/Jk6PDtxSAv4/s800/IMG_103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6.ggpht.com/_4J04oTPkQoI/SlpWE5L037I/AAAAAAAAP48/bB0tYTbYyJY/s288/IMG_1053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4J04oTPkQoI/SlpWp_teJeI/AAAAAAAAP7k/Stp-KkSC90E/s288/IMG_111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4J04oTPkQoI/SlpX5WA048I/AAAAAAAAQBI/gAQlRANQetQ/s400/IMG_1271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4J04oTPkQoI/SltZKaHmORI/AAAAAAAARzg/Kg0eaTOLy-g/s800/IMG_130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4J04oTPkQoI/ScKWF6CvaqI/AAAAAAAACow/CUF_Ol993k8/s800/DSC0021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usu9RRP8yI/AAAAAAAAadI/VtvEbCqZJXY/s800/TranviaHDR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uYCPKZkvDI/AAAAAAAAakw/vv0hBpZa4-o/s400/img_2024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4.ggpht.com/_T4A4ZuM9WD8/SyubWL_E9TI/AAAAAAAAauo/aoSohUU4qzo/s800/salon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yube4ooVxI/AAAAAAAAauw/9r9KavnuZRk/s400/DSC00776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5.ggpht.com/_T4A4ZuM9WD8/S5QMs9Dxg6I/AAAAAAAAaxo/_DKa4jRbE8c/s400/IMG_2509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5QMhBbeySI/AAAAAAAAaxk/jT-S5RsOsUg/s288/IMG_2507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5QOHNtW_dI/AAAAAAAAayE/ZOBNsnlCeX0/s400/IMG_2518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lh3.ggpht.com/_T4A4ZuM9WD8/S69rXYw2-nI/AAAAAAAAa0w/0l_PC-BmBsI/s800/IMG_2545.jpg</text:p>
          </table:table-cell>
          <table:table-cell office:value-type="string" calcext:value-type="string">
            <text:p>ggpht.com</text:p>
          </table:table-cell>
        </table:table-row>
        <table:table-row table:style-name="ro1">
          <table:table-cell office:value-type="string" calcext:value-type="string">
            <text:p>http://www.weltwissen-berlin.de/system/html/101028002_72dpi-63bf1a1e.jpg</text:p>
          </table:table-cell>
          <table:table-cell office:value-type="string" calcext:value-type="string">
            <text:p>weltwissen</text:p>
          </table:table-cell>
        </table:table-row>
        <table:table-row table:style-name="ro1">
          <table:table-cell office:value-type="string" calcext:value-type="string">
            <text:p>http://www.clubcultura.com/clubliteratura/clubescritores/sampedro/img/sampedroinicio.gif</text:p>
          </table:table-cell>
          <table:table-cell office:value-type="string" calcext:value-type="string">
            <text:p>clubcultura</text:p>
          </table:table-cell>
        </table:table-row>
        <table:table-row table:style-name="ro1">
          <table:table-cell office:value-type="string" calcext:value-type="string">
            <text:p>http://www.paradelmundoquenosbajamos.com/wp-content/uploads/2011/01/dsc00076-300x225.jpg</text:p>
          </table:table-cell>
          <table:table-cell office:value-type="string" calcext:value-type="string">
            <text:p>uploads</text:p>
          </table:table-cell>
        </table:table-row>
        <table:table-row table:style-name="ro1">
          <table:table-cell office:value-type="string" calcext:value-type="string">
            <text:p>http://www.paradelmundoquenosbajamos.com/wp-content/uploads/2011/01/dsc00139-225x300.jpg</text:p>
          </table:table-cell>
          <table:table-cell office:value-type="string" calcext:value-type="string">
            <text:p>uploads</text:p>
          </table:table-cell>
        </table:table-row>
        <table:table-row table:style-name="ro1" table:number-rows-repeated="10483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A1:Hoja1.A2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0:15:11.782095289</meta:creation-date>
    <dc:date>2021-06-03T01:31:46.395352733</dc:date>
    <meta:editing-duration>PT1H5M54S</meta:editing-duration>
    <meta:editing-cycles>1</meta:editing-cycles>
    <meta:document-statistic meta:table-count="2" meta:cell-count="419" meta:object-count="0"/>
    <meta:generator>LibreOffice/6.4.7.2$Linux_X86_64 LibreOffice_project/40$Build-2</meta:generator>
  </office:meta>
</office:document-meta>
</file>